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167" officeooo:paragraph-rsid="00159167"/>
    </style:style>
    <style:style style:name="P2" style:family="paragraph" style:parent-style-name="Standard">
      <style:text-properties officeooo:rsid="0016e368" officeooo:paragraph-rsid="0016e368"/>
    </style:style>
    <style:style style:name="P3" style:family="paragraph" style:parent-style-name="Standard">
      <style:text-properties officeooo:rsid="0016e368" officeooo:paragraph-rsid="001876ed"/>
    </style:style>
    <style:style style:name="T1" style:family="text">
      <style:text-properties officeooo:rsid="0016ff78"/>
    </style:style>
    <style:style style:name="T2" style:family="text">
      <style:text-properties officeooo:rsid="00187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ail para o Levi</text:p>
      <text:p text:style-name="P1"/>
      <text:p text:style-name="P1">Cabeçalho: [INF 628] Projeto final de trabalho</text:p>
      <text:p text:style-name="P1"/>
      <text:p text:style-name="P1">Olá Levi, tudo bem?</text:p>
      <text:p text:style-name="P1"/>
      <text:p text:style-name="P2">Abaixo, eu e o Lucas iremos <text:span text:style-name="T1">dar uma breve descrição</text:span> <text:span text:style-name="T1">d</text:span>o projeto final para disciplina <text:span text:style-name="T1">de INF 628</text:span>.</text:p>
      <text:p text:style-name="P2"/>
      <text:p text:style-name="P3">O projeto irá trabalhar com duas áreas em conjuntas (Inteligência Artificial e Compiladores). <text:span text:style-name="T1">Iremos aplicar os conceitos aprendidos da disciplina em um problema em aberto da área de compiladores, que são as ordens provindas de flags que otimizam o código escrito por um programador. Por exemplo, quando você compila um código utilizando a flag -O3, você está utilizando diversas flags que foram previamente testadas em busca de melhorar o código escrito por um programador. A ordem que as flags que são passadas fazem diferenças (pois, cada uma aplica uma mudança que altera o código intermediário a cada instante que é aplicado) e, além disso, é possível ter flags que se repetem. Assim, o número de possibilidades é de X e desta maneira uma solução utilizando aprendizagem seria interesse nesse problema.</text:span></text:p>
      <text:p text:style-name="P3"/>
      <text:p text:style-name="P3"><text:span text:style-name="T2">Ainda escrevendo..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42:51.080180240</meta:creation-date>
    <meta:generator>LibreOffice/6.0.7.3$Linux_X86_64 LibreOffice_project/00m0$Build-3</meta:generator>
    <dc:date>2019-06-03T18:05:37.939610498</dc:date>
    <meta:editing-duration>PT22M47S</meta:editing-duration>
    <meta:editing-cycles>5</meta:editing-cycles>
    <meta:document-statistic meta:table-count="0" meta:image-count="0" meta:object-count="0" meta:page-count="1" meta:paragraph-count="6" meta:word-count="165" meta:character-count="1005" meta:non-whitespace-character-count="845"/>
  </office:meta>
</office:document-meta>
</file>